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SPSS_Modifier</text:p>
      <text:p text:style-name="Standard">Modifies the columns of an SPSS file according to an input csv</text:p>
      <text:p text:style-name="Standard"/>
      <text:p text:style-name="Standard"/>
      <text:p text:style-name="P1"># Usage</text:p>
      <text:p text:style-name="Standard">./clinical_data &lt;visit_num&gt; &lt;raw_data&gt; &lt;input_file&gt; &lt;output_name&gt; \n</text:p>
      <text:p text:style-name="Standard"><text:s text:c="2"/>visit_num: <text:s/>Which visit number are you trying to use (ex: 1, 2, 3, 4)\n</text:p>
      <text:p text:style-name="Standard"><text:s text:c="2"/>raw_data: <text:s text:c="2"/>csv containing the converted SPSS raw_data table \n</text:p>
      <text:p text:style-name="Standard"><text:s text:c="2"/>input_csv: <text:s/>manually created csv used to determine how columns should be named and how variables should be changed \n</text:p>
      <text:p text:style-name="Standard"><text:s text:c="2"/>output_name: <text:s/>desired name of the output file \n \n </text:p>
      <text:p text:style-name="Standard"><text:s text:c="2"/></text:p>
      <text:p text:style-name="P1"># Example</text:p>
      <text:p text:style-name="Standard">./clinical_data 1 example_raw_data.csv example_input_file.csv testing.csv</text:p>
      <text:p text:style-name="Standard"/>
      <text:p text:style-name="Standard">&lt;OUTPUT&gt;</text:p>
      <text:p text:style-name="Standard"><text:s text:c="2"/>Using /data/old_computer/clinical_data/example_input_file.csv for visit 1 data... </text:p>
      <text:p text:style-name="Standard"/>
      <text:p text:style-name="Standard"><text:s text:c="2"/>WARNING: Could not find data for CALS_C_11_postinj</text:p>
      <text:p text:style-name="Standard"><text:s text:c="2"/>Creating testing.csv in '/data/old_computer/clinical_data' ..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0:02:04.415905179</meta:creation-date>
    <dc:date>2020-06-23T10:04:34.025401096</dc:date>
    <meta:editing-duration>PT2M30S</meta:editing-duration>
    <meta:editing-cycles>1</meta:editing-cycles>
    <meta:document-statistic meta:table-count="0" meta:image-count="0" meta:object-count="0" meta:page-count="1" meta:paragraph-count="15" meta:word-count="99" meta:character-count="756" meta:non-whitespace-character-count="647"/>
    <meta:generator>LibreOffice/6.4.3.2$Linux_X86_64 LibreOffice_project/40$Build-2</meta:generator>
  </office:meta>
</office:document-meta>
</file>